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7cm" fo:min-width="3.1cm"/>
    </style:style>
    <style:style style:name="gr2" style:family="graphic" style:parent-style-name="standard">
      <style:graphic-properties draw:textarea-horizontal-align="justify" draw:textarea-vertical-align="middle" draw:auto-grow-height="false" fo:min-height="1.881cm" fo:min-width="3.6cm"/>
    </style:style>
    <style:style style:name="gr3" style:family="graphic" style:parent-style-name="standard">
      <style:graphic-properties draw:textarea-horizontal-align="justify" draw:textarea-vertical-align="middle" draw:auto-grow-height="false" fo:min-height="1.86cm" fo:min-width="3.3cm"/>
    </style:style>
    <style:style style:name="gr4" style:family="graphic" style:parent-style-name="standard">
      <style:graphic-properties draw:textarea-horizontal-align="justify" draw:textarea-vertical-align="middle" draw:auto-grow-height="false" fo:min-height="3.95cm" fo:min-width="3.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2.7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3.663cm"/>
    </style:style>
    <style:style style:name="gr9" style:family="graphic" style:parent-style-name="standard">
      <style:graphic-properties draw:textarea-horizontal-align="justify" draw:textarea-vertical-align="middle" draw:auto-grow-height="false" fo:min-height="2.05cm" fo:min-width="3.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1pt" style:font-size-asian="11pt" style:font-size-complex="11pt"/>
    </style:style>
    <style:style style:name="P4" style:family="paragraph">
      <style:text-properties fo:color="#999966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999966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999966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2.007cm" draw:transform="skewX (0.00314159265358979) rotate (0.00314159265358979) translate (1.9cm 2.1cm)">
          <text:p text:style-name="P1"><text:span text:style-name="T1">Philips Hue</text:span></text:p>
          <text:p text:style-name="P1"><text:span text:style-name="T1">Light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131cm" draw:transform="skewX (0.00314159265358979) rotate (0.00314159265358979) translate (7cm 2.113cm)">
          <text:p text:style-name="P2"><text:span text:style-name="T2">Id:</text:span></text:p>
          <text:p text:style-name="P2"><text:span text:style-name="T2">Class:</text:span></text:p>
          <text:p text:style-name="P2"><text:span text:style-name="T2">Name: </text:span><text:span text:style-name="T2">Phili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2.11cm" draw:transform="skewX (0.00314159265358979) rotate (0.00314159265358979) translate (11.5cm 2.212cm)">
          <text:p text:style-name="P2"><text:span text:style-name="T3">Attributes:</text:span></text:p>
          <text:p text:style-name="P2"><text:span text:style-name="T2">temperatur</text:span><text:span text:style-name="T2">e:</text:span></text:p>
          <text:p text:style-name="P2"><text:span text:style-name="T2">brightness:</text:span></text:p>
          <text:p text:style-name="P2"><text:span text:style-name="T2">color: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4.2cm" svg:x="15.782cm" svg:y="2.122cm">
          <text:p text:style-name="P3"><text:span text:style-name="T4">Function:</text:span></text:p>
          <text:p text:style-name="P3"><text:span text:style-name="T4"/></text:p>
          <text:p text:style-name="P3"><text:span text:style-name="T4">setColor(int color)</text:span></text:p>
          <text:p text:style-name="P3"><text:span text:style-name="T4">setBrightness(int bri)</text:span></text:p>
          <text:p text:style-name="P3"><text:span text:style-name="T4">getColor()</text:span></text:p>
          <text:p text:style-name="P3"><text:span text:style-name="T4">getBrightness()</text:span></text:p>
          <text:p text:style-name="P3"><text:span text:style-name="T4">getTemperature()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7.7cm" svg:height="1.3cm" svg:x="1.8cm" svg:y="0.5cm">
          <draw:text-box>
            <text:p text:style-name="P4"><text:span text:style-name="T5">Device Abstraction</text:span></text:p>
          </draw:text-box>
        </draw:frame>
        <draw:line draw:style-name="gr6" draw:text-style-name="P6" draw:layer="layout" svg:x1="15.8cm" svg:y1="3cm" svg:x2="19.6cm" svg:y2="3cm">
          <text:p/>
        </draw:line>
        <draw:custom-shape draw:style-name="gr7" draw:text-style-name="P1" draw:layer="layout" svg:width="3.2cm" svg:height="2cm" svg:x="2.1cm" svg:y="8.9cm">
          <text:p text:style-name="P7"><text:span text:style-name="T1">DHT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131cm" draw:transform="skewX (0.00314159265358979) rotate (0.00314159265358979) translate (6.8cm 8.813cm)">
          <text:p text:style-name="P2"><text:span text:style-name="T2">Id:</text:span></text:p>
          <text:p text:style-name="P2"><text:span text:style-name="T2">Class:</text:span></text:p>
          <text:p text:style-name="P2"><text:span text:style-name="T2">Name: Dh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2.11cm" draw:transform="skewX (0.00314159265358979) rotate (0.00314159265358979) translate (11.318cm 8.708cm)">
          <text:p text:style-name="P2"><text:span text:style-name="T2">Attributes:</text:span></text:p>
          <text:p text:style-name="P2"><text:span text:style-name="T2">temperature:</text:span></text:p>
          <text:p text:style-name="P2"><text:span text:style-name="T2">humidity: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163cm" svg:height="3cm" svg:x="15.6cm" svg:y="8.7cm">
          <text:p text:style-name="P3"><text:span text:style-name="T2"/></text:p>
          <text:p text:style-name="P3"><text:span text:style-name="T2"/></text:p>
          <text:p text:style-name="P3"><text:span text:style-name="T2">Function:</text:span></text:p>
          <text:p text:style-name="P3"><text:span text:style-name="T2"/></text:p>
          <text:p text:style-name="P3"><text:span text:style-name="T2">getTemperature()</text:span></text:p>
          <text:p text:style-name="P3"><text:span text:style-name="T2">getHumidity()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6cm" svg:y1="9.6cm" svg:x2="19.4cm" svg:y2="9.6cm">
          <text:p/>
        </draw:line>
        <draw:line draw:style-name="gr6" draw:text-style-name="P6" draw:layer="layout" svg:x1="11.5cm" svg:y1="2.6cm" svg:x2="15.3cm" svg:y2="2.6cm">
          <text:p/>
        </draw:line>
        <draw:line draw:style-name="gr6" draw:text-style-name="P6" draw:layer="layout" svg:x1="11.299cm" svg:y1="9.378cm" svg:x2="15.099cm" svg:y2="9.378cm">
          <text:p/>
        </draw:line>
        <draw:custom-shape draw:style-name="gr7" draw:text-style-name="P1" draw:layer="layout" svg:width="3.2cm" svg:height="2cm" svg:x="2.1cm" svg:y="13.7cm">
          <text:p text:style-name="P7"><text:span text:style-name="T1">MQ2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131cm" draw:transform="skewX (0.00314159265358979) rotate (0.00314159265358979) translate (6.8cm 13.769cm)">
          <text:p text:style-name="P2"><text:span text:style-name="T2">Id:</text:span></text:p>
          <text:p text:style-name="P2"><text:span text:style-name="T2">Class:</text:span></text:p>
          <text:p text:style-name="P2"><text:span text:style-name="T2">Name: M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2.11cm" draw:transform="skewX (0.00314159265358979) rotate (0.00314159265358979) translate (11.6cm 18.012cm)">
          <text:p text:style-name="P2"><text:span text:style-name="T2">Attributes:</text:span></text:p>
          <text:p text:style-name="P2"><text:span text:style-name="T2"/></text:p>
          <text:p text:style-name="P2"><text:span text:style-name="T2">amonia: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cm" svg:height="2.3cm" svg:x="15.9cm" svg:y="13.9cm">
          <text:p text:style-name="P3"><text:span text:style-name="T4">Function:</text:span></text:p>
          <text:p text:style-name="P3"><text:span text:style-name="T4"/></text:p>
          <text:p text:style-name="P3"><text:span text:style-name="T4"/></text:p>
          <text:p text:style-name="P3"><text:span text:style-name="T2">getSmokeValue()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6cm" svg:y1="18.9cm" svg:x2="15.4cm" svg:y2="18.9cm">
          <text:p/>
        </draw:line>
        <draw:line draw:style-name="gr6" draw:text-style-name="P6" draw:layer="layout" svg:x1="15.9cm" svg:y1="14.7cm" svg:x2="19.9cm" svg:y2="14.7cm">
          <text:p/>
        </draw:line>
        <draw:custom-shape draw:style-name="gr7" draw:text-style-name="P1" draw:layer="layout" svg:width="3.2cm" svg:height="2cm" svg:x="2.1cm" svg:y="18.1cm">
          <text:p text:style-name="P7"><text:span text:style-name="T1">MQ135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131cm" draw:transform="skewX (0.00314159265358979) rotate (0.00314159265358979) translate (6.8cm 18.069cm)">
          <text:p text:style-name="P2"><text:span text:style-name="T2">Id:</text:span></text:p>
          <text:p text:style-name="P2"><text:span text:style-name="T2">Class:</text:span></text:p>
          <text:p text:style-name="P2"><text:span text:style-name="T2">Name: M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2.11cm" draw:transform="skewX (0.00314159265358979) rotate (0.00314159265358979) translate (11.5cm 13.89cm)">
          <text:p text:style-name="P2"><text:span text:style-name="T2">Attributes:</text:span></text:p>
          <text:p text:style-name="P2"><text:span text:style-name="T2"/></text:p>
          <text:p text:style-name="P2"><text:span text:style-name="T2">smoke: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5cm" svg:y1="14.7cm" svg:x2="15.3cm" svg:y2="14.7cm">
          <text:p/>
        </draw:line>
        <draw:custom-shape draw:style-name="gr9" draw:text-style-name="P3" draw:layer="layout" svg:width="4cm" svg:height="2.3cm" svg:x="15.8cm" svg:y="18cm">
          <text:p text:style-name="P3"><text:span text:style-name="T4">Function:</text:span></text:p>
          <text:p text:style-name="P3"><text:span text:style-name="T4"/></text:p>
          <text:p text:style-name="P3"><text:span text:style-name="T4"/></text:p>
          <text:p text:style-name="P3"><text:span text:style-name="T2">getAmoniaValue()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8cm" svg:y1="18.9cm" svg:x2="19.8cm" svg:y2="18.9cm">
          <text:p/>
        </draw:line>
        <draw:custom-shape draw:style-name="gr7" draw:text-style-name="P1" draw:layer="layout" svg:width="3.2cm" svg:height="2cm" svg:x="2.1cm" svg:y="22.3cm">
          <text:p text:style-name="P7"><text:span text:style-name="T1">Xbee: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cm" svg:height="2.3cm" svg:x="15.8cm" svg:y="22.2cm">
          <text:p text:style-name="P3"><text:span text:style-name="T4">Function:</text:span></text:p>
          <text:p text:style-name="P3"><text:span text:style-name="T4"/></text:p>
          <text:p text:style-name="P3"><text:span text:style-name="T2">getTwister()</text:span></text:p>
          <text:p text:style-name="P3"><text:span text:style-name="T2">getTemperature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2.11cm" draw:transform="skewX (0.00314159265358979) rotate (0.00314159265358979) translate (11.5cm 22.212cm)">
          <text:p text:style-name="P2"><text:span text:style-name="T2">Attributes:</text:span></text:p>
          <text:p text:style-name="P2"><text:span text:style-name="T2"/></text:p>
          <text:p text:style-name="P2"><text:span text:style-name="T2">temperature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131cm" draw:transform="skewX (0.00314159265358979) rotate (0.00314159265358979) translate (6.9cm 22.213cm)">
          <text:p text:style-name="P2"><text:span text:style-name="T2">Id:</text:span></text:p>
          <text:p text:style-name="P2"><text:span text:style-name="T2">Class:</text:span></text:p>
          <text:p text:style-name="P2"><text:span text:style-name="T2">Name: MQ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5cm" svg:y1="23.1cm" svg:x2="15.3cm" svg:y2="23.1cm">
          <text:p/>
        </draw:line>
        <draw:line draw:style-name="gr6" draw:text-style-name="P6" draw:layer="layout" svg:x1="15.8cm" svg:y1="23.1cm" svg:x2="19.8cm" svg:y2="2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89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16:00:34.334415478</meta:creation-date>
    <dc:date>2018-11-20T16:55:12.719079701</dc:date>
    <meta:editing-duration>PT13M6S</meta:editing-duration>
    <meta:editing-cycles>2</meta:editing-cycles>
    <meta:generator>LibreOffice/5.1.6.2$Linux_X86_64 LibreOffice_project/10m0$Build-2</meta:generator>
    <meta:document-statistic meta:object-count="31"/>
  </office:meta>
</office:document-meta>
</file>